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weight="normal" officeooo:rsid="001eb081" officeooo:paragraph-rsid="001eb081" style:font-weight-asian="normal" style:font-weight-complex="normal"/>
    </style:style>
    <style:style style:name="P2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3249a7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332ec2" officeooo:paragraph-rsid="00332ec2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fo:color="#000000" loext:opacity="100%" fo:font-size="12pt" fo:font-weight="normal" officeooo:rsid="001eb081" officeooo:paragraph-rsid="001eb081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color="#000000" loext:opacity="100%" fo:font-size="12pt" fo:font-weight="normal" officeooo:rsid="0022ce18" officeooo:paragraph-rsid="0022ce18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text-properties fo:color="#000000" loext:opacity="100%" fo:font-size="12pt" fo:font-weight="normal" officeooo:rsid="0026d382" officeooo:paragraph-rsid="0026d382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 style:list-style-name="L3">
      <style:text-properties fo:color="#000000" loext:opacity="100%" fo:font-size="12pt" fo:font-weight="normal" officeooo:rsid="0034f16b" officeooo:paragraph-rsid="0034f16b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fo:color="#000000" loext:opacity="100%" fo:font-size="12pt" fo:font-weight="normal" officeooo:rsid="003a1a0b" officeooo:paragraph-rsid="003a1a0b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text-properties fo:color="#000000" loext:opacity="100%" fo:font-size="12pt" fo:font-weight="bold" officeooo:rsid="00332ec2" officeooo:paragraph-rsid="003c2d9e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3a1a0b"/>
    </style:style>
    <style:style style:name="T3" style:family="text">
      <style:text-properties officeooo:rsid="000db0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249a7"/>
    </style:style>
    <style:style style:name="T6" style:family="text">
      <style:text-properties officeooo:rsid="00332ec2"/>
    </style:style>
    <style:style style:name="T7" style:family="text">
      <style:text-properties officeooo:rsid="003a1a0b"/>
    </style:style>
    <style:style style:name="T8" style:family="text">
      <style:text-properties officeooo:rsid="003a83d2"/>
    </style:style>
    <style:style style:name="T9" style:family="text">
      <style:text-properties officeooo:rsid="003c2d9e"/>
    </style:style>
    <style:style style:name="T10" style:family="text">
      <style:text-properties fo:font-weight="normal" officeooo:rsid="003c2d9e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for <text:span text:style-name="T9">08</text:span><text:span text:style-name="T2">th</text:span><text:span text:style-name="T6"> </text:span><text:span text:style-name="T5">April,</text:span> 202<text:span text:style-name="T3">1</text:span></text:p>
      <text:p text:style-name="P3"/>
      <text:p text:style-name="P4"/>
      <text:list xml:id="list2789886951" text:style-name="L1">
        <text:list-item>
          <text:p text:style-name="P7"><text:span text:style-name="T4">Internal meeting with team:</text:span><text:tab/></text:p>
          <text:list>
            <text:list-item>
              <text:list>
                <text:list-item>
                  <text:p text:style-name="P8">Checked upon each other’s task status. </text:p>
                </text:list-item>
                <text:list-item>
                  <text:p text:style-name="P8">Decided the tasks that needs to be completed today on priority basis.</text:p>
                </text:list-item>
                <text:list-item>
                  <text:p text:style-name="P9">Updated each other with task updates of one another and shared documents and notes with all to share our understanding on topics of automotive industry.</text:p>
                </text:list-item>
              </text:list>
            </text:list-item>
          </text:list>
        </text:list-item>
      </text:list>
      <text:p text:style-name="P6"/>
      <text:list xml:id="list1335474118" text:style-name="L4">
        <text:list-item>
          <text:p text:style-name="P12">Call With Harshil:</text:p>
          <text:list>
            <text:list-item>
              <text:p text:style-name="P12"><text:span text:style-name="T10">Got my Requirement analysis task reviewed by Harshil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b081" officeooo:paragraph-rsid="001eb081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4-08T18:58:01.856000000</dc:date>
    <meta:editing-duration>PT3H36M30S</meta:editing-duration>
    <meta:editing-cycles>2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8" meta:word-count="69" meta:character-count="496" meta:non-whitespace-character-count="334"/>
  </office:meta>
</office:document-meta>
</file>